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0800000008EF100ADC3915BA5F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465a4" draw:opacity="20%" draw:textarea-horizontal-align="left" draw:textarea-vertical-align="top"/>
    </style:style>
    <style:style style:name="gr2" style:family="graphic" style:parent-style-name="objectwithoutfill">
      <style:graphic-properties svg:stroke-color="#3465a4" draw:fill="hatch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fill="bitmap" draw:fill-color="#ffffff" draw:fill-image-name="Bitmap_20_3" style:repeat="repeat" draw:textarea-horizontal-align="justify" draw:textarea-vertical-align="middle" draw:auto-grow-height="false" fo:min-height="0.648cm" fo:min-width="2.938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62cm" fo:min-width="0.771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hatch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11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top" draw:auto-grow-height="false" fo:min-height="0.071cm" fo:min-width="0cm" fo:padding-top="0.66cm" fo:padding-bottom="-0.152cm" fo:padding-left="0.225cm" fo:padding-right="0.225cm"/>
    </style:style>
    <style:style style:name="gr12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middle" draw:auto-grow-height="false" fo:min-height="0.067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middle" draw:auto-grow-height="false" fo:min-height="0cm" fo:min-width="0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9cm"/>
    </style:style>
    <style:style style:name="P1" style:family="paragraph">
      <style:paragraph-properties fo:text-align="center"/>
    </style:style>
    <style:style style:name="P2" style:family="paragraph">
      <loext:graphic-properties draw:fill-color="#3465a4" draw:opacity="20%"/>
      <style:paragraph-properties fo:text-align="center"/>
    </style:style>
    <style:style style:name="P3" style:family="paragraph">
      <loext:graphic-properties draw:fill="hatch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Liberation Mono4" fo:font-size="13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bitmap" draw:fill-color="#ffffff" draw:fill-image-name="Bitmap_20_3" style:repeat="repeat"/>
      <style:paragraph-properties fo:text-align="center"/>
      <style:text-properties style:text-outline="true" fo:font-size="13pt" fo:text-shadow="none" fo:background-color="#ffffff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3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13pt"/>
    </style:style>
    <style:style style:name="T2" style:family="text">
      <style:text-properties style:font-name="Liberation Mono4" fo:font-size="13pt" style:font-size-asian="13pt" style:font-size-complex="13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3pt" fo:text-shadow="none" fo:background-color="#ffffff" style:font-size-asian="18pt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size="14pt"/>
    </style:style>
    <style:style style:name="T7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2" draw:layer="layout" svg:width="2.666cm" svg:height="6.349cm" svg:x="1cm" svg:y="3.54cm" svg:viewBox="0 0 2667 6350" draw:points="0,6350 1397,6350 2667,0 0,0">
            <text:p text:style-name="P1"><text:span text:style-name="T1">Internet</text:span></text:p>
          </draw:polygon>
          <draw:line draw:style-name="gr2" draw:text-style-name="P3" draw:layer="layout" svg:x1="2.397cm" svg:y1="9.89cm" svg:x2="3.667cm" svg:y2="3.54cm">
            <text:p/>
          </draw:line>
        </draw:g>
        <draw:custom-shape draw:style-name="gr3" draw:text-style-name="P4" xml:id="id1" draw:id="id1" draw:layer="layout" svg:width="2.54cm" svg:height="1.27cm" svg:x="2.941cm" svg:y="4.81cm">
          <text:p text:style-name="P1"><text:span text:style-name="T2">AIP</text:span></text:p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.54cm" svg:height="1.27cm" svg:x="4.211cm" svg:y="7.35cm">
          <text:p text:style-name="P1"><text:span text:style-name="T3">Auth.</text:span></text:p>
          <text:p text:style-name="P1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81cm" svg:height="1.27cm" svg:x="6.751cm" svg:y="4.81cm">
          <text:p text:style-name="P1"><text:span text:style-name="T4">Actions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4.211cm" svg:y1="6.08cm" svg:x2="5.481cm" svg:y2="7.35cm" draw:start-shape="id1" draw:start-glue-point="2" draw:end-shape="id2" draw:end-glue-point="0" svg:d="M4211 6080c0 952 1270 318 1270 1270" svg:viewBox="0 0 1271 1271">
          <text:p/>
        </draw:connector>
        <draw:connector draw:style-name="gr6" draw:text-style-name="P7" draw:layer="layout" draw:type="curve" svg:x1="5.481cm" svg:y1="5.445cm" svg:x2="6.751cm" svg:y2="5.445cm" draw:start-shape="id1" draw:start-glue-point="1" draw:end-shape="id3" draw:end-glue-point="3" svg:d="M5481 5445h1270" svg:viewBox="0 0 1271 1">
          <text:p/>
        </draw:connector>
        <draw:custom-shape draw:style-name="gr3" draw:text-style-name="P8" xml:id="id4" draw:id="id4" draw:layer="layout" svg:width="2.54cm" svg:height="1.27cm" svg:x="10.053cm" svg:y="7.35cm">
          <text:p text:style-name="P1"><text:span text:style-name="T5">Likes</text:span></text:p>
          <text:p text:style-name="P1"><text:span text:style-name="T5">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1.27cm" svg:height="1.778cm" svg:x="13.863cm" svg:y="7.096cm">
          <text:p text:style-name="P1"><text:span text:style-name="T3">Likes</text:span></text:p>
          <text:p text:style-name="P1"><text:span text:style-name="T3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7" draw:layer="layout" draw:type="curve" svg:x1="12.593cm" svg:y1="7.985cm" svg:x2="13.863cm" svg:y2="7.985cm" draw:start-shape="id4" draw:start-glue-point="1" draw:end-shape="id5" svg:d="M12593 7985h1270" svg:viewBox="0 0 1271 1">
          <text:p/>
        </draw:connector>
        <draw:custom-shape draw:style-name="gr8" draw:text-style-name="P9" xml:id="id6" draw:id="id6" draw:layer="layout" svg:width="2.54cm" svg:height="1.27cm" svg:x="12.593cm" svg:y="4.81cm">
          <text:p text:style-name="P1"><text:span text:style-name="T6">Actions</text:span></text:p>
          <text:p text:style-name="P1"><text:span text:style-name="T6">tak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0.561cm" svg:y1="5.445cm" svg:x2="12.593cm" svg:y2="5.445cm" draw:start-shape="id3" draw:start-glue-point="1" draw:end-shape="id6" draw:end-glue-point="3" svg:d="M10561 5445h2032" svg:viewBox="0 0 2033 1">
          <text:p/>
        </draw:connector>
        <draw:connector draw:style-name="gr9" draw:text-style-name="P3" draw:layer="layout" draw:type="curve" svg:x1="13.863cm" svg:y1="6.08cm" svg:x2="11.323cm" svg:y2="7.35cm" draw:start-shape="id6" draw:start-glue-point="2" draw:end-shape="id4" draw:end-glue-point="0" svg:d="M13863 6080c0 952-2540 318-2540 1270" svg:viewBox="0 0 2541 1271">
          <text:p/>
        </draw:connector>
        <draw:connector draw:style-name="gr9" draw:text-style-name="P3" draw:layer="layout" draw:type="curve" svg:x1="6.751cm" svg:y1="7.985cm" svg:x2="10.053cm" svg:y2="7.985cm" draw:start-shape="id2" draw:start-glue-point="1" draw:end-shape="id4" draw:end-glue-point="3" svg:d="M6751 7985h3302" svg:viewBox="0 0 3303 1">
          <text:p/>
        </draw:connector>
        <draw:g xml:id="id7" draw:id="id7">
          <draw:custom-shape draw:style-name="gr10" draw:text-style-name="P1" draw:layer="layout" svg:width="2.54cm" svg:height="1.27cm" svg:x="16.657cm" svg:y="7.60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54cm" svg:height="1.27cm" svg:x="16.53cm" svg:y="7.47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2.54cm" svg:height="1.27cm" svg:x="16.403cm" svg:y="7.35cm">
            <text:p text:style-name="P1"><text:span text:style-name="T1">Other</text:span></text:p>
            <text:p text:style-name="P1"><text:span text:style-name="T1">services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3" draw:layer="layout" draw:type="curve" svg:x1="15.133cm" svg:y1="5.445cm" svg:x2="17.8cm" svg:y2="7.35cm" draw:start-shape="id6" draw:start-glue-point="1" draw:end-shape="id7" draw:end-glue-point="0" svg:d="M15133 5445c1778 0 2667 635 2667 1905" svg:viewBox="0 0 2668 1906">
          <text:p/>
        </draw:connector>
        <draw:custom-shape draw:style-name="gr11" draw:text-style-name="P11" draw:layer="layout" svg:width="0.381cm" svg:height="0.381cm" svg:x="1.635cm" svg:y="4.429cm">
          <text:p text:style-name="P1"><text:span text:style-name="T7">Us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g>
            <draw:custom-shape draw:style-name="gr12" draw:text-style-name="P1" draw:layer="layout" svg:width="0.381cm" svg:height="0.381cm" svg:x="1.683cm" svg:y="5.572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2736.1132966168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" draw:text-style-name="P1" draw:layer="layout" svg:width="0.066cm" svg:height="0.152cm" svg:x="1.769cm" svg:y="5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066cm" svg:height="0.152cm" svg:x="1.922cm" svg:y="5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228cm" svg:height="0.077cm" svg:x="1.76cm" svg:y="5.839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14" draw:text-style-name="P12" draw:layer="layout" svg:width="1.349cm" svg:height="0.649cm" svg:x="1.175cm" svg:y="5.88cm">
            <draw:text-box>
              <text:p><text:span text:style-name="T7">Bo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0800000008EF100ADC3915BA5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style:repeat="repeat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55269" style:text-outline="false" style:text-line-through-style="none" style:text-line-through-type="none" style:font-name="Liberation Mono3" fo:font-family="'Liberation Mono'" style:font-style-name="Bold" style:font-family-generic="modern" style:font-pitch="fixed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3465a4" draw:marker-start-width="0.279cm" draw:marker-end-width="0.279cm" draw:fill="hatch" draw:fill-gradient-name="Gradient_20_1" draw:fill-hatch-name="Black_20_0_20_Degrees" draw:fill-hatch-solid="false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0:29:27.433746945</meta:creation-date>
    <dc:date>2020-01-06T12:34:06.787163468</dc:date>
    <meta:editing-duration>PT7M44S</meta:editing-duration>
    <meta:editing-cycles>2</meta:editing-cycles>
    <meta:generator>LibreOffice/6.2.8.2$Linux_X86_64 LibreOffice_project/20$Build-2</meta:generator>
    <meta:document-statistic meta:object-count="28"/>
  </office:meta>
</office:document-meta>
</file>